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121">
      <style:table-cell-properties fo:background-color="#ff0000"/>
    </style:style>
    <style:style style:name="ce5" style:family="table-cell" style:parent-style-name="Default" style:data-style-name="N121">
      <style:table-cell-properties fo:background-color="#ffff00"/>
    </style:style>
    <style:style style:name="ce6" style:family="table-cell" style:parent-style-name="Default" style:data-style-name="N121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6248in" svg:y="1.8902in">
            <draw:object draw:notify-on-update-of-ranges="Sheet1.K2:Sheet1.K2 Sheet1.K3:Sheet1.K6 Sheet1.L2:Sheet1.L2 Sheet1.L3:Sheet1.L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Experimentální měření časové složitosti</svg:title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2x2</text:p>
          </table:table-cell>
          <table:table-cell table:number-columns-repeated="2" office:value-type="string" calcext:value-type="string">
            <text:p>3x3</text:p>
          </table:table-cell>
          <table:table-cell table:number-columns-repeated="2"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table:number-columns-repeated="2"/>
          <table:table-cell office:value-type="string" calcext:value-type="string">
            <text:p>Ubuntu</text:p>
          </table:table-cell>
          <table:table-cell office:value-type="string" calcext:value-type="string">
            <text:p>Merlin</text:p>
          </table:table-cell>
        </table:table-row>
        <table:table-row table:style-name="ro1">
          <table:table-cell/>
          <table:table-cell office:value-type="string" calcext:value-type="string">
            <text:p>Ubuntu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Ubuntu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office:value-type="float" office:value="0.000021" calcext:value-type="float">
            <text:p>2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4121" calcext:value-type="float">
            <text:p>0.004121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1473" calcext:value-type="float">
            <text:p>0.001473</text:p>
          </table:table-cell>
          <table:table-cell table:number-columns-repeated="2"/>
          <table:table-cell office:value-type="float" office:value="0.177" calcext:value-type="float">
            <text:p>0.177</text:p>
          </table:table-cell>
          <table:table-cell office:value-type="float" office:value="0.189" calcext:value-type="float">
            <text:p>0.189</text:p>
          </table:table-cell>
        </table:table-row>
        <table:table-row table:style-name="ro1">
          <table:table-cell/>
          <table:table-cell office:value-type="float" office:value="0.000013" calcext:value-type="float">
            <text:p>1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92" calcext:value-type="float">
            <text:p>0.00092</text:p>
          </table:table-cell>
          <table:table-cell table:number-columns-repeated="2"/>
          <table:table-cell office:value-type="float" office:value="0.703" calcext:value-type="float">
            <text:p>0.70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/>
          <table:table-cell office:value-type="float" office:value="0.000014" calcext:value-type="float">
            <text:p>1.4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882" calcext:value-type="float">
            <text:p>0.000882</text:p>
          </table:table-cell>
          <table:table-cell table:number-columns-repeated="2"/>
          <table:table-cell office:value-type="float" office:value="1.284" calcext:value-type="float">
            <text:p>1.284</text:p>
          </table:table-cell>
          <table:table-cell/>
        </table:table-row>
        <table:table-row table:style-name="ro1">
          <table:table-cell/>
          <table:table-cell office:value-type="float" office:value="0.000047" calcext:value-type="float">
            <text:p>4.7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1418" calcext:value-type="float">
            <text:p>0.001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" calcext:value-type="float">
            <text:p>1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743" calcext:value-type="float">
            <text:p>0.0007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3" calcext:value-type="float">
            <text:p>3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1329" calcext:value-type="float">
            <text:p>0.0013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92" calcext:value-type="float">
            <text:p>9.2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1158" calcext:value-type="float">
            <text:p>0.001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7" calcext:value-type="float">
            <text:p>1.7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1152" calcext:value-type="float">
            <text:p>0.001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8" calcext:value-type="float">
            <text:p>1.8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698" calcext:value-type="float">
            <text:p>0.0006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4" calcext:value-type="float">
            <text:p>1.4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1382" calcext:value-type="float">
            <text:p>0.001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2" calcext:value-type="float">
            <text:p>2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1657" calcext:value-type="float">
            <text:p>0.001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5" calcext:value-type="float">
            <text:p>1.5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1326" calcext:value-type="float">
            <text:p>0.001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2" calcext:value-type="float">
            <text:p>2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2439" calcext:value-type="float">
            <text:p>0.0024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56" calcext:value-type="float">
            <text:p>5.6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092" calcext:value-type="float">
            <text:p>0.001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3" calcext:value-type="float">
            <text:p>1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1168" calcext:value-type="float">
            <text:p>0.0011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8" calcext:value-type="float">
            <text:p>1.8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1392" calcext:value-type="float">
            <text:p>0.0013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28" calcext:value-type="float">
            <text:p>2.8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958" calcext:value-type="float">
            <text:p>0.000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47" calcext:value-type="float">
            <text:p>4.7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488" calcext:value-type="float">
            <text:p>0.000488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1121" calcext:value-type="float">
            <text:p>0.001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3" calcext:value-type="float">
            <text:p>3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1406" calcext:value-type="float">
            <text:p>0.001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3" calcext:value-type="float">
            <text:p>1.3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675" calcext:value-type="float">
            <text:p>0.0006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09" calcext:value-type="float">
            <text:p>9E-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649" calcext:value-type="float">
            <text:p>0.000649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1068" calcext:value-type="float">
            <text:p>0.00106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000024" calcext:value-type="float">
            <text:p>2.4E-0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1081" calcext:value-type="float">
            <text:p>0.001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9" calcext:value-type="float">
            <text:p>1.9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268" calcext:value-type="float">
            <text:p>0.001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3" calcext:value-type="float">
            <text:p>1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1124" calcext:value-type="float">
            <text:p>0.001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28" calcext:value-type="float">
            <text:p>2.8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2397" calcext:value-type="float">
            <text:p>0.0023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31" calcext:value-type="float">
            <text:p>3.1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976" calcext:value-type="float">
            <text:p>0.000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8" calcext:value-type="float">
            <text:p>1.8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103" calcext:value-type="float">
            <text:p>0.00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15" calcext:value-type="float">
            <text:p>1.5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1366" calcext:value-type="float">
            <text:p>0.0013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24" calcext:value-type="float">
            <text:p>2.4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1326" calcext:value-type="float">
            <text:p>0.001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248" calcext:value-type="float">
            <text:p>0.0024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B4:.B33])" office:value-type="float" office:value="30" calcext:value-type="float">
            <text:p>30</text:p>
          </table:table-cell>
          <table:table-cell table:formula="of:=COUNT([.C4:.C33])" office:value-type="float" office:value="30" calcext:value-type="float">
            <text:p>30</text:p>
          </table:table-cell>
          <table:table-cell table:formula="of:=COUNT([.D4:.D33])" office:value-type="float" office:value="30" calcext:value-type="float">
            <text:p>30</text:p>
          </table:table-cell>
          <table:table-cell table:formula="of:=COUNT([.E4:.E33])" office:value-type="float" office:value="30" calcext:value-type="float">
            <text:p>30</text:p>
          </table:table-cell>
          <table:table-cell table:formula="of:=COUNT([.F4:.F33])" office:value-type="float" office:value="30" calcext:value-type="float">
            <text:p>30</text:p>
          </table:table-cell>
          <table:table-cell table:formula="of:=COUNT([.G4:.G33])" office:value-type="float" office:value="30" calcext:value-type="float">
            <text:p>30</text:p>
          </table:table-cell>
          <table:table-cell table:formula="of:=COUNT([.H4:.H33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formula="of:=(AVERAGE([.B4:.B33])) * 1000" office:value-type="float" office:value="0.0247333333333333" calcext:value-type="float">
            <text:p>0.025</text:p>
          </table:table-cell>
          <table:table-cell table:style-name="ce4" table:formula="of:=(AVERAGE([.C4:.C33])) * 1000" office:value-type="float" office:value="0.0255666666666667" calcext:value-type="float">
            <text:p>0.026</text:p>
          </table:table-cell>
          <table:table-cell table:style-name="ce4" table:formula="of:=(AVERAGE([.D4:.D33])) * 1000" office:value-type="float" office:value="0.176833333333333" calcext:value-type="float">
            <text:p>0.177</text:p>
          </table:table-cell>
          <table:table-cell table:style-name="ce4" table:formula="of:=(AVERAGE([.E4:.E33])) * 1000" office:value-type="float" office:value="0.188633333333333" calcext:value-type="float">
            <text:p>0.189</text:p>
          </table:table-cell>
          <table:table-cell table:style-name="ce4" table:formula="of:=(AVERAGE([.F4:.F33])) * 1000" office:value-type="float" office:value="0.702933333333333" calcext:value-type="float">
            <text:p>0.703</text:p>
          </table:table-cell>
          <table:table-cell table:style-name="ce4" table:formula="of:=(AVERAGE([.G4:.G33])) * 1000" office:value-type="float" office:value="0.337366666666667" calcext:value-type="float">
            <text:p>0.337</text:p>
          </table:table-cell>
          <table:table-cell table:style-name="ce4" table:formula="of:=(AVERAGE([.H4:.H33])) * 1000" office:value-type="float" office:value="1.2835" calcext:value-type="float">
            <text:p>1.28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5" table:formula="of:=MIN([.B4:.B33]) * 1000" office:value-type="float" office:value="0.009" calcext:value-type="float">
            <text:p>0.009</text:p>
          </table:table-cell>
          <table:table-cell table:style-name="ce5" table:formula="of:=MIN([.C4:.C33]) * 1000" office:value-type="float" office:value="0.02" calcext:value-type="float">
            <text:p>0.020</text:p>
          </table:table-cell>
          <table:table-cell table:style-name="ce5" table:formula="of:=MIN([.D4:.D33]) * 1000" office:value-type="float" office:value="0.121" calcext:value-type="float">
            <text:p>0.121</text:p>
          </table:table-cell>
          <table:table-cell table:style-name="ce5" table:formula="of:=MIN([.E4:.E33]) * 1000" office:value-type="float" office:value="0.121" calcext:value-type="float">
            <text:p>0.121</text:p>
          </table:table-cell>
          <table:table-cell table:style-name="ce5" table:formula="of:=MIN([.F4:.F33]) * 1000" office:value-type="float" office:value="0.288" calcext:value-type="float">
            <text:p>0.288</text:p>
          </table:table-cell>
          <table:table-cell table:style-name="ce5" table:formula="of:=MIN([.G4:.G33]) * 1000" office:value-type="float" office:value="0.196" calcext:value-type="float">
            <text:p>0.196</text:p>
          </table:table-cell>
          <table:table-cell table:style-name="ce5" table:formula="of:=MIN([.H4:.H33]) * 1000" office:value-type="float" office:value="0.675" calcext:value-type="float">
            <text:p>0.675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6" table:formula="of:=MAX([.B4:.B33]) * 1000" office:value-type="float" office:value="0.092" calcext:value-type="float">
            <text:p>0.092</text:p>
          </table:table-cell>
          <table:table-cell table:style-name="ce6" table:formula="of:=MAX([.C4:.C33]) * 1000" office:value-type="float" office:value="0.035" calcext:value-type="float">
            <text:p>0.035</text:p>
          </table:table-cell>
          <table:table-cell table:style-name="ce6" table:formula="of:=MAX([.D4:.D33]) * 1000" office:value-type="float" office:value="0.271" calcext:value-type="float">
            <text:p>0.271</text:p>
          </table:table-cell>
          <table:table-cell table:style-name="ce6" table:formula="of:=MAX([.E4:.E33]) * 1000" office:value-type="float" office:value="0.288" calcext:value-type="float">
            <text:p>0.288</text:p>
          </table:table-cell>
          <table:table-cell table:style-name="ce6" table:formula="of:=MAX([.F4:.F33]) * 1000" office:value-type="float" office:value="4.121" calcext:value-type="float">
            <text:p>4.121</text:p>
          </table:table-cell>
          <table:table-cell table:style-name="ce6" table:formula="of:=MAX([.G4:.G33]) * 1000" office:value-type="float" office:value="0.477" calcext:value-type="float">
            <text:p>0.477</text:p>
          </table:table-cell>
          <table:table-cell table:style-name="ce6" table:formula="of:=MAX([.H4:.H33]) * 1000" office:value-type="float" office:value="2.48" calcext:value-type="float">
            <text:p>2.48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9:51:41.608578313</meta:creation-date>
    <dc:date>2021-04-24T22:35:00.616363474</dc:date>
    <meta:editing-duration>PT39M43S</meta:editing-duration>
    <meta:editing-cycles>8</meta:editing-cycles>
    <meta:generator>LibreOffice/6.4.7.2$Linux_X86_64 LibreOffice_project/40$Build-2</meta:generator>
    <meta:document-statistic meta:table-count="1" meta:cell-count="26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K2:Sheet1.L6" chart:data-source-has-labels="row" svg:x="0.32cm" svg:y="0.18cm" svg:width="12.931cm" svg:height="8.64cm">
          <chartooo:coordinate-region svg:x="1.047cm" svg:y="0.379cm" svg:width="12.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3:Sheet1.K6" chart:label-cell-address="Sheet1.K2:Sheet1.K2" chart:class="chart:line">
            <chart:data-point chart:repeated="4"/>
          </chart:series>
          <chart:series chart:style-name="ch7" chart:values-cell-range-address="Sheet1.L3:Sheet1.L6" chart:label-cell-address="Sheet1.L2:Sheet1.L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buntu</text:p>
                <draw:g>
                  <svg:desc>Sheet1.K2:Sheet1.K2</svg:desc>
                </draw:g>
              </table:table-cell>
              <table:table-cell office:value-type="string">
                <text:p>Merlin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">
                <text:p>0.025</text:p>
                <draw:g>
                  <svg:desc>Sheet1.K3:Sheet1.K6</svg:desc>
                </draw:g>
              </table:table-cell>
              <table:table-cell office:value-type="float" office:value="0.026">
                <text:p>0.026</text:p>
                <draw:g>
                  <svg:desc>Sheet1.L3:Sheet1.L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7">
                <text:p>0.177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3">
                <text:p>0.703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84">
                <text:p>1.28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